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2025-02-06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956" calcext:value-type="float">
            <text:p>110.77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2024-01-11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52488" calcext:value-type="float">
            <text:p>121.25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2023-01-17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056" calcext:value-type="float">
            <text:p>114.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2022-02-15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43968" calcext:value-type="float">
            <text:p>114.04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2021-01-28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3988" calcext:value-type="float">
            <text:p>113.33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2020-01-21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0752" calcext:value-type="float">
            <text:p>113.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2019-02-12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36" calcext:value-type="float">
            <text:p>112.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2014-12-15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9736" calcext:value-type="float">
            <text:p>97.70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2014-01-16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6496" calcext:value-type="float">
            <text:p>102.26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2013-01-16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0064" calcext:value-type="float">
            <text:p>98.81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2012-01-18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44" calcext:value-type="float">
            <text:p>103.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2011-01-07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2010-01-18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4472" calcext:value-type="float">
            <text:p>102.07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2009-01-28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8168" calcext:value-type="float">
            <text:p>104.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2008-01-08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4808" calcext:value-type="float">
            <text:p>116.9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2006-12-29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72096" calcext:value-type="float">
            <text:p>108.97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2006-01-17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9768" calcext:value-type="float">
            <text:p>110.91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2005-02-09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62296" calcext:value-type="float">
            <text:p>106.76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2004-02-09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52384" calcext:value-type="float">
            <text:p>109.75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2003-01-05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46856" calcext:value-type="float">
            <text:p>105.14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2002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4072" calcext:value-type="float">
            <text:p>102.68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2001-01-17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6368" calcext:value-type="float">
            <text:p>91.33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2000-01-13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3436" calcext:value-type="float">
            <text:p>92.0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1999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8272" calcext:value-type="float">
            <text:p>86.7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1998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14" calcext:value-type="float">
            <text:p>83.5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1997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7576" calcext:value-type="float">
            <text:p>84.2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199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9904" calcext:value-type="float">
            <text:p>82.2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1995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4" calcext:value-type="float">
            <text:p>81.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1994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6216" calcext:value-type="float">
            <text:p>80.9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1993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6792" calcext:value-type="float">
            <text:p>78.7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1992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8336" calcext:value-type="float">
            <text:p>75.07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1990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7096" calcext:value-type="float">
            <text:p>76.5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1989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3816" calcext:value-type="float">
            <text:p>65.58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1988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6928" calcext:value-type="float">
            <text:p>65.33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1987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512" calcext:value-type="float">
            <text:p>63.8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1986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0104" calcext:value-type="float">
            <text:p>64.84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1985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3368" calcext:value-type="float">
            <text:p>63.52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1984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22" calcext:value-type="float">
            <text:p>63.3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1983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4032" calcext:value-type="float">
            <text:p>64.26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1982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936" calcext:value-type="float">
            <text:p>78.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1982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876" calcext:value-type="float">
            <text:p>62.46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1982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4656" calcext:value-type="float">
            <text:p>64.68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1981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5368" calcext:value-type="float">
            <text:p>79.5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1981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1980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7896" calcext:value-type="float">
            <text:p>75.36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1980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796" calcext:value-type="float">
            <text:p>71.30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1980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0256" calcext:value-type="float">
            <text:p>56.15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35095414301</text:p>
          </table:table-cell>
          <table:table-cell office:value-type="string" calcext:value-type="string">
            <text:p>1977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